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34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6.373cm"/>
    </style:style>
    <style:style style:name="co5" style:family="table-column">
      <style:table-column-properties fo:break-before="auto" style:column-width="4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lage:</text:p>
          </table:table-cell>
          <table:table-cell office:value-type="string" calcext:value-type="string">
            <text:p>Bearbeitungsstation mit Brennofen 24V Circuit layout for Multi Processing Station with Oven 24V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Angabe Fischertechni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v-Pi</text:p>
          </table:table-cell>
          <table:covered-table-cell/>
          <table:table-cell office:value-type="string" calcext:value-type="string" table:number-columns-spanned="3" table:number-rows-spanned="1">
            <text:p>Netzteil/Verteilerblock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lemme Nr.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Eingang/Ausgang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Datentyp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Potentia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tromversorgung (+) Aktoren </text:p>
            <text:p>Power supply (+) actuators</text:p>
          </table:table-cell>
          <table:table-cell office:value-type="string" calcext:value-type="string">
            <text:p>24V DC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tromversorgung (+) Sensoren </text:p>
            <text:p>Power supply (+) sensors</text:p>
          </table:table-cell>
          <table:table-cell office:value-type="string" calcext:value-type="string">
            <text:p>24V DC</text:p>
          </table:table-cell>
          <table:table-cell table:number-columns-repeated="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tromversorgung (-) 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Stromversorgung (-) 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Referenzschalter Drehkranz (Position Sauger) </text:p>
            <text:p>Reference switch turn-table (position vacuum)</text:p>
          </table:table-cell>
          <table:table-cell office:value-type="string" calcext:value-type="string">
            <text:p>I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ean IN 1</text:p>
          </table:table-cell>
          <table:table-cell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Referenzschalter Drehkranz (Position Förderband) </text:p>
            <text:p>Reference switch turn-table (position belt)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ean IN 2</text:p>
          </table:table-cell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ichtschranke Ende Förderband </text:p>
            <text:p>Light-barrier end of conveyor belt</text:p>
          </table:table-cell>
          <table:table-cell office:value-type="string" calcext:value-type="string">
            <text:p>I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lean IN 3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Referenzschalter Drehkranz (Position Säge) </text:p>
            <text:p>Reference switch turn-table (position saw)</text:p>
          </table:table-cell>
          <table:table-cell office:value-type="string" calcext:value-type="string">
            <text:p>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lean IN 4</text:p>
          </table:table-cell>
          <table:table-cell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Referenzschalter Sauger (Position Drehkranz) </text:p>
            <text:p>Reference switch vacuum (position turn-table)</text:p>
          </table:table-cell>
          <table:table-cell office:value-type="string" calcext:value-type="string">
            <text:p>I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lean IN 5</text:p>
          </table:table-cell>
          <table:table-cell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Referenzschalter Ofenschieber innen </text:p>
            <text:p>Reference switch oven feeder inside</text:p>
          </table:table-cell>
          <table:table-cell office:value-type="string" calcext:value-type="string">
            <text:p>I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lean IN 6</text:p>
          </table:table-cell>
          <table:table-cell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Referenzschalter Ofenschieber außen </text:p>
            <text:p>Reference switch oven feeder outside</text:p>
          </table:table-cell>
          <table:table-cell office:value-type="string" calcext:value-type="string">
            <text:p>I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ean IN 7</text:p>
          </table:table-cell>
          <table:table-cell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Referenzschalter Sauger (Position Brennofen) </text:p>
            <text:p>Reference switch vacuum (position oven)</text:p>
          </table:table-cell>
          <table:table-cell office:value-type="string" calcext:value-type="string">
            <text:p>I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lean IN 8</text:p>
          </table:table-cell>
          <table:table-cell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Lichtschranke Brennofen </text:p>
            <text:p>Light-barrier oven</text:p>
          </table:table-cell>
          <table:table-cell office:value-type="string" calcext:value-type="string">
            <text:p>I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lean IN 9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Motor Drehkranz im Uhrzeigersinn </text:p>
            <text:p>Motor turn-table counterclockwise</text:p>
          </table:table-cell>
          <table:table-cell office:value-type="string" calcext:value-type="string">
            <text:p>Q1 (M1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ean OUT 1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Motor Drehkranz gegen Uhrzeigersinn </text:p>
            <text:p>Motor turn-table counterclockwise</text:p>
          </table:table-cell>
          <table:table-cell office:value-type="string" calcext:value-type="string">
            <text:p>Q2 (M1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ean OUT 2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Motor Förderband vorwärts </text:p>
            <text:p>Motor conveyor belt forward</text:p>
          </table:table-cell>
          <table:table-cell office:value-type="string" calcext:value-type="string">
            <text:p>Q3 (M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ean OUT 3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Motor Säge </text:p>
            <text:p>Motor saw</text:p>
          </table:table-cell>
          <table:table-cell office:value-type="string" calcext:value-type="string">
            <text:p>Q4 (M3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ean OUT 4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Motor Ofenschieber einfahren </text:p>
            <text:p>Motor oven feeder retract</text:p>
          </table:table-cell>
          <table:table-cell office:value-type="string" calcext:value-type="string">
            <text:p>Q5 (M4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ean OUT 5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Motor Ofenschieber ausfahren </text:p>
            <text:p>Motor oven feeder extend</text:p>
          </table:table-cell>
          <table:table-cell office:value-type="string" calcext:value-type="string">
            <text:p>Q6 (M4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ean OUT 6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Motor Sauger zum Ofen motor </text:p>
            <text:p>Vacuum towards oven</text:p>
          </table:table-cell>
          <table:table-cell office:value-type="string" calcext:value-type="string">
            <text:p>Q7 (M5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ean OUT 7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Motor Sauger zum Drehkranz </text:p>
            <text:p>Motor vacuum towards turn-table</text:p>
          </table:table-cell>
          <table:table-cell office:value-type="string" calcext:value-type="string">
            <text:p>Q8 (M5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ean OUT 8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Leuchte Ofen </text:p>
            <text:p>Light oven</text:p>
          </table:table-cell>
          <table:table-cell office:value-type="string" calcext:value-type="string">
            <text:p>Q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OUT 9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Kompressor </text:p>
            <text:p>Compressor</text:p>
          </table:table-cell>
          <table:table-cell office:value-type="string" calcext:value-type="string">
            <text:p>Q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olean OUT 10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entil Vakuum </text:p>
            <text:p>Valve vacuum</text:p>
          </table:table-cell>
          <table:table-cell office:value-type="string" calcext:value-type="string">
            <text:p>Q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olean OUT 11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entil Senken </text:p>
            <text:p>Valve lowering</text:p>
          </table:table-cell>
          <table:table-cell office:value-type="string" calcext:value-type="string">
            <text:p>Q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OUT 12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Ventil Ofentür </text:p>
            <text:p>Valve oven door</text:p>
          </table:table-cell>
          <table:table-cell office:value-type="string" calcext:value-type="string">
            <text:p>Q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olean OUT 13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entil Schieber </text:p>
            <text:p>Valve feeder</text:p>
          </table:table-cell>
          <table:table-cell office:value-type="string" calcext:value-type="string">
            <text:p>Q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ean OUT 14</text:p>
          </table:table-cell>
          <table:table-cell table:number-columns-repeated="3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.00.0000</text:date>, <text:time style:data-style-name="N2" text:time-value="11:23:41.05962325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5:43:09.205016022</meta:creation-date>
    <dc:date>2025-07-22T11:33:59.972489567</dc:date>
    <meta:editing-duration>PT43M12S</meta:editing-duration>
    <meta:editing-cycles>3</meta:editing-cycles>
    <meta:generator>LibreOffice/24.8.7.2$Linux_X86_64 LibreOffice_project/480$Build-2</meta:generator>
    <meta:document-statistic meta:table-count="1" meta:cell-count="140" meta:object-count="0"/>
  </office:meta>
</office:document-meta>
</file>